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779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6.6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weight="normal" style:font-weight-asian="normal" style:font-weight-complex="normal"/>
    </style:style>
    <style:style style:name="P5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setLang(user.lang or 'fr_FR')&gt;">&lt;setLang(user.lang or 'fr_FR')&gt;</text:text-input></text:p>
      <text:p text:style-name="P1">Ceci est le général Report</text:p>
      <text:p text:style-name="P2">Comment on fait pour mettre les copie à :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c :</text:p>
          </table:table-cell>
          <table:table-cell table:style-name="Table1.B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<text:text-input text:description="&lt;line.name&gt;">partner_id.name</text:text-input> <text:text-input text:description="&lt;line.title.name&gt;">title</text:text-input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><text:text-input text:description="&lt;/if&gt;">end if</text:text-input></text:p>
          </table:table-cell>
        </table:table-row>
      </table:table>
      <text:p text:style-name="P3"/>
      <text:p text:style-name="P3">Pourquoi je peux pas mettre le title ?</text:p>
      <text:p text:style-name="P3">&lt;line.title&gt; marche pas.</text:p>
      <text:p text:style-name="P4"/>
      <text:p text:style-name="P3">Familiarité.</text:p>
      <text:p text:style-name="P3">Je cherche a capter la valeur de familiarité.</text:p>
      <text:p text:style-name="P3">Si landru vous si petiot tu.</text:p>
      <text:p text:style-name="P3"><text:text-input text:description="&lt;o.receiver_id.name&gt;">name receiver</text:text-input> <text:text-input text:description="&lt;o.honorific&gt;">&lt;o.honorific&gt;</text:text-input></text:p>
      <text:p text:style-name="P3"/>
      <text:p text:style-name="P4"><text:text-input text:description="&lt;if test=&quot;o.honorific is True&quot;&gt;">&lt;if test="o.honorific is True"&gt;</text:text-input> Vous <text:text-input text:description="&lt;/if&gt;">&lt;/if&gt;</text:text-input> <text:text-input text:description="&lt;if test=&quot;o.honorific is False&quot;&gt;">&lt;if test="o.honorific is True"&gt;</text:text-input> Tu <text:text-input text:description="&lt;/if&gt;">&lt;/if&gt;</text:text-input> OK ca marche</text:p>
      <text:p text:style-name="P4"><text:text-input text:description="&lt;if test=&quot;o.honorific is True&quot;&gt;">&lt;if test="o.honorific is True"&gt;</text:text-input> <text:text-input text:description="&lt;if test=&quot;o.receiver_id.gender =='M'&quot;&gt;">&lt;if test="o.receiver_id.gender =='M'"&gt;</text:text-input>Cher confrère <text:text-input text:description="&lt;/if&gt;">&lt;/if&gt;</text:text-input> <text:text-input text:description="&lt;if test=&quot;o.receiver_id.gender =='F'&quot;&gt;">&lt;if test="o.receiver_id.gender =='F'"&gt;</text:text-input>Chère consoeur, <text:text-input text:description="&lt;/if&gt;">&lt;/if&gt;</text:text-input> <text:text-input text:description="&lt;/if&gt;">&lt;/if&gt;</text:text-input> <text:text-input text:description="&lt;if test=&quot;o.honorific is False&quot;&gt;">&lt;if test="o.honorific is False"&gt;</text:text-input> <text:text-input text:description="&lt;o.receiver_id.firstname&gt;">&lt;o.receiver_id.firstname&gt;</text:text-input>, <text:text-input text:description="&lt;/if&gt;">&lt;/if&gt;</text:text-input></text:p>
      <text:p text:style-name="P4">Je <text:text-input text:description="&lt;if test=&quot;o.honorific is True&quot;&gt;">&lt;if test="o.honorific is True"&gt;</text:text-input> vous <text:text-input text:description="&lt;/if&gt;">&lt;/if&gt;</text:text-input> <text:text-input text:description="&lt;if test=&quot;o.honorific is False&quot;&gt;">&lt;if test="o.honorific is False"&gt;</text:text-input> te <text:text-input text:description="&lt;/if&gt;">&lt;/if&gt;</text:text-input>remercie de m'avoir adressé </text:p>
      <text:p text:style-name="P3">Récuperer les données du crm_meeting measurement_ids.</text:p>
      <text:p text:style-name="P3"><text:text-input text:description="&lt;o.meeting_id.name&gt;">&lt;o.meeting_id.name&gt;</text:text-input></text:p>
      <text:p text:style-name="P3"/>
      <text:p text:style-name="P3"><text:text-input text:description="&lt;for each='line in o.meeting_id.refraction_ids'&gt;">&lt;for each='line in o.meeting_id.refraction_ids'&gt;</text:text-input></text:p>
      <text:p text:style-name="P3">OD : <text:text-input text:description="&lt;line.sph_od&gt;">&lt;line.sph_od&gt;</text:text-input></text:p>
      <text:p text:style-name="P3">OG : <text:text-input text:description="&lt;line.sph_os&gt;">&lt;line.sph_od&gt;</text:text-input></text:p>
      <text:p text:style-name="P3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02-10T18:25:31</dc:date>
    <meta:editing-duration>PT2H20M55S</meta:editing-duration>
    <meta:editing-cycles>34</meta:editing-cycles>
    <dc:creator>L. FRANCOIS</dc:creator>
    <meta:document-statistic meta:table-count="1" meta:image-count="0" meta:object-count="0" meta:page-count="1" meta:paragraph-count="25" meta:word-count="131" meta:character-count="936" meta:non-whitespace-character-count="829"/>
  </office:meta>
</office:document-meta>
</file>